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400" officeooo:paragraph-rsid="001d3400"/>
    </style:style>
    <style:style style:name="P2" style:family="paragraph" style:parent-style-name="Standard">
      <style:text-properties officeooo:rsid="001deb25" officeooo:paragraph-rsid="001deb25"/>
    </style:style>
    <style:style style:name="P3" style:family="paragraph" style:parent-style-name="Standard">
      <style:text-properties officeooo:rsid="00203f83" officeooo:paragraph-rsid="00203f83"/>
    </style:style>
    <style:style style:name="P4" style:family="paragraph" style:parent-style-name="Standard">
      <style:text-properties officeooo:rsid="002321ab" officeooo:paragraph-rsid="002321ab"/>
    </style:style>
    <style:style style:name="P5" style:family="paragraph" style:parent-style-name="Standard">
      <style:text-properties officeooo:rsid="002347aa" officeooo:paragraph-rsid="002347aa"/>
    </style:style>
    <style:style style:name="P6" style:family="paragraph" style:parent-style-name="Standard">
      <style:text-properties officeooo:rsid="00238a35" officeooo:paragraph-rsid="00238a35"/>
    </style:style>
    <style:style style:name="T1" style:family="text">
      <style:text-properties officeooo:rsid="00215e13"/>
    </style:style>
    <style:style style:name="T2" style:family="text">
      <style:text-properties officeooo:rsid="002347aa"/>
    </style:style>
    <style:style style:name="T3" style:family="text">
      <style:text-properties officeooo:rsid="002ba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: chạy lệnh</text:p>
      <text:p text:style-name="P1">show dbs : show database</text:p>
      <text:p text:style-name="P1">use [db] : sử dụng [db] nếu chưa có sẽ tạo mới</text:p>
      <text:p text:style-name="P1">db : kiểm tra db hiên tại</text:p>
      <text:p text:style-name="P1">db.createCollections(“[tên collection]”)</text:p>
      <text:p text:style-name="P1">show collections : show collections trong db</text:p>
      <text:p text:style-name="P1">find(</text:p>
      <text:p text:style-name="P1"><text:tab/>{query},</text:p>
      <text:p text:style-name="P1"><text:tab/>{các trường cần lấy}</text:p>
      <text:p text:style-name="P1"><text:tab/>)</text:p>
      <text:p text:style-name="P1">update(</text:p>
      <text:p text:style-name="P1"><text:tab/>{query},</text:p>
      <text:p text:style-name="P1"><text:tab/>{$set:{}}, <text:s text:c="2"/>///$unset:{} <text:s text:c="4"/></text:p>
      <text:p text:style-name="P1"><text:tab/>{unsert:boolean,multi:boolean}</text:p>
      <text:p text:style-name="P1"><text:tab/>)</text:p>
      <text:p text:style-name="P1">remove(</text:p>
      <text:p text:style-name="P1"><text:tab/>{query},</text:p>
      <text:p text:style-name="P1"><text:tab/>{justOne:boolean}</text:p>
      <text:p text:style-name="P1"><text:tab/>)</text:p>
      <text:p text:style-name="P1">$lt,$lte</text:p>
      <text:p text:style-name="P1">$gt,$gte</text:p>
      <text:p text:style-name="P1">$ne: không bằng</text:p>
      <text:p text:style-name="P1">$not: phủ định //<text:span text:style-name="T3">ko thay</text:span></text:p>
      <text:p text:style-name="P1">$in : chứa {skill:{$in:[“A”,”B”]}}</text:p>
      <text:p text:style-name="P1">$nin : không chứa</text:p>
      <text:p text:style-name="P2">$exits:boolean kiểm tra tồn tại // <text:span text:style-name="T3">ko thay</text:span></text:p>
      <text:p text:style-name="P3">const <text:span text:style-name="T1">courseSchema = new mongoose.Schema({</text:span></text:p>
      <text:p text:style-name="P4"><text:tab/>name:{</text:p>
      <text:p text:style-name="P4"><text:tab/><text:tab/>type:String,</text:p>
      <text:p text:style-name="P4"><text:tab/><text:tab/>required:true,</text:p>
      <text:p text:style-name="P4"><text:tab/><text:tab/>minlength:5,</text:p>
      <text:p text:style-name="P4"><text:tab/><text:tab/>maxlength:255,</text:p>
      <text:p text:style-name="P4"><text:tab/><text:tab/>},</text:p>
      <text:p text:style-name="P4"><text:tab/>category:{</text:p>
      <text:p text:style-name="P4"><text:tab/><text:tab/>type:String,</text:p>
      <text:p text:style-name="P4"><text:tab/><text:tab/>required:true,</text:p>
      <text:p text:style-name="P4"><text:tab/><text:tab/>enum:[‘web’,’mobile’,’network’],</text:p>
      <text:p text:style-name="P4"><text:tab/><text:tab/>lowercase:true //uppercase:true,</text:p>
      <text:p text:style-name="P4"><text:tab/><text:tab/>trim:true</text:p>
      <text:p text:style-name="P4"><text:tab/><text:tab/>}</text:p>
      <text:p text:style-name="P4"><text:tab/>author:String,</text:p>
      <text:p text:style-name="P4"><text:tab/>tags:{</text:p>
      <text:p text:style-name="P4"><text:tab/><text:tab/>type:Array,</text:p>
      <text:p text:style-name="P4"><text:tab/><text:tab/>validate:{</text:p>
      <text:p text:style-name="P4"><text:tab/><text:tab/><text:tab/>isAsync:true,</text:p>
      <text:p text:style-name="P4"><text:tab/><text:tab/><text:tab/>validator:function(v,callback){</text:p>
      <text:p text:style-name="P4"><text:tab/><text:tab/><text:tab/><text:tab/>setTimeout(()=&gt;{</text:p>
      <text:p text:style-name="P4"><text:tab/><text:tab/><text:tab/><text:tab/><text:tab/>const result = v &amp;&amp; v.length &gt; 0;</text:p>
      <text:p text:style-name="P4"><text:tab/><text:tab/><text:tab/><text:tab/><text:tab/>callback(result);<text:tab/><text:tab/></text:p>
      <text:p text:style-name="P1"><text:tab/><text:tab/><text:tab/><text:tab/><text:tab/><text:span text:style-name="T2">},1);</text:span></text:p>
      <text:p text:style-name="P1"><text:tab/><text:tab/><text:tab/><text:tab/> <text:s text:c="4"/><text:span text:style-name="T2">},</text:span></text:p>
      <text:p text:style-name="P1"><text:tab/><text:tab/><text:tab/><text:tab/><text:span text:style-name="T2">message:’ Abcdzyz’</text:span></text:p>
      <text:p text:style-name="P5"><text:soft-page-break/><text:tab/>}</text:p>
      <text:p text:style-name="P5">},</text:p>
      <text:p text:style-name="P5">date:{</text:p>
      <text:p text:style-name="P5"><text:tab/>type:Date,</text:p>
      <text:p text:style-name="P5"><text:tab/>default:Date.now</text:p>
      <text:p text:style-name="P5"><text:tab/>},</text:p>
      <text:p text:style-name="P5">isPublished:Boolean,</text:p>
      <text:p text:style-name="P5">price:{</text:p>
      <text:p text:style-name="P5"><text:tab/>type:Number,</text:p>
      <text:p text:style-name="P5"><text:tab/>required:function(){return this.Published},</text:p>
      <text:p text:style-name="P5"><text:tab/>},</text:p>
      <text:p text:style-name="P5">min:10,</text:p>
      <text:p text:style-name="P5">max:200,</text:p>
      <text:p text:style-name="P5">get: v =&gt; Math.round(v),</text:p>
      <text:p text:style-name="P5">set: v =&gt; Math.round(v)</text:p>
      <text:p text:style-name="P5">}</text:p>
      <text:p text:style-name="P5"/>
      <text:p text:style-name="P5"/>
      <text:p text:style-name="P6">findByIdAndUpdate(id,{})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2:04:38.403742017</meta:creation-date>
    <meta:generator>LibreOffice/6.0.7.3$Linux_X86_64 LibreOffice_project/00m0$Build-3</meta:generator>
    <dc:date>2019-08-21T18:04:24.304941159</dc:date>
    <meta:editing-duration>PT2H44M6S</meta:editing-duration>
    <meta:editing-cycles>10</meta:editing-cycles>
    <meta:document-statistic meta:table-count="0" meta:image-count="0" meta:object-count="0" meta:page-count="2" meta:paragraph-count="70" meta:word-count="142" meta:character-count="1170" meta:non-whitespace-character-count="1002"/>
  </office:meta>
</office:document-meta>
</file>